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8bbc" officeooo:paragraph-rsid="00138bbc"/>
    </style:style>
    <style:style style:name="P2" style:family="paragraph" style:parent-style-name="Standard">
      <style:text-properties style:font-name="Noto Mono" fo:font-size="10pt" fo:language="ru" fo:country="RU" officeooo:rsid="0011e585" officeooo:paragraph-rsid="0011e585" style:font-size-asian="10pt" style:font-size-complex="10pt"/>
    </style:style>
    <style:style style:name="P3" style:family="paragraph" style:parent-style-name="Standard">
      <style:text-properties style:font-name="Noto Mono" fo:font-size="10pt" fo:language="ru" fo:country="RU" officeooo:rsid="00134d63" officeooo:paragraph-rsid="00134d63" style:font-size-asian="10pt" style:font-size-complex="10pt"/>
    </style:style>
    <style:style style:name="P4" style:family="paragraph" style:parent-style-name="Standard">
      <style:text-properties style:font-name="Noto Mono" fo:font-size="10pt" fo:language="ru" fo:country="RU" officeooo:rsid="001ffa24" officeooo:paragraph-rsid="0028ea50" style:font-size-asian="10pt" style:font-size-complex="10pt"/>
    </style:style>
    <style:style style:name="P5" style:family="paragraph" style:parent-style-name="Standard">
      <style:text-properties style:font-name="Noto Mono" fo:font-size="10pt" fo:language="ru" fo:country="RU" officeooo:rsid="0028ea50" officeooo:paragraph-rsid="0028ea50" style:font-size-asian="10pt" style:font-size-complex="10pt"/>
    </style:style>
    <style:style style:name="P6" style:family="paragraph" style:parent-style-name="Standard">
      <style:text-properties style:font-name="Noto Mono" fo:font-size="10pt" fo:language="ru" fo:country="RU" officeooo:rsid="0029db9f" officeooo:paragraph-rsid="002cff37" style:font-size-asian="10pt" style:font-size-complex="10pt"/>
    </style:style>
    <style:style style:name="P7" style:family="paragraph" style:parent-style-name="Standard">
      <style:text-properties style:font-name="Noto Mono" fo:font-size="10pt" fo:language="ru" fo:country="RU" officeooo:rsid="002cff37" officeooo:paragraph-rsid="002cff37" style:font-size-asian="10pt" style:font-size-complex="10pt"/>
    </style:style>
    <style:style style:name="P8" style:family="paragraph" style:parent-style-name="Standard">
      <style:text-properties style:font-name="Noto Mono" fo:font-size="10pt" fo:language="ru" fo:country="RU" officeooo:rsid="00301767" officeooo:paragraph-rsid="00301767" style:font-size-asian="10pt" style:font-size-complex="10pt"/>
    </style:style>
    <style:style style:name="P9" style:family="paragraph" style:parent-style-name="Standard">
      <style:text-properties style:font-name="Noto Mono" fo:font-size="10pt" fo:language="ru" fo:country="RU" officeooo:rsid="003039c0" officeooo:paragraph-rsid="003039c0" style:font-size-asian="10pt" style:font-size-complex="10pt"/>
    </style:style>
    <style:style style:name="P10" style:family="paragraph" style:parent-style-name="Standard">
      <style:text-properties style:font-name="Noto Mono" fo:font-size="10pt" fo:language="ru" fo:country="RU" officeooo:rsid="0031fcb5" officeooo:paragraph-rsid="0031fcb5" style:font-size-asian="10pt" style:font-size-complex="10pt"/>
    </style:style>
    <style:style style:name="P11" style:family="paragraph" style:parent-style-name="Standard">
      <style:text-properties style:font-name="Noto Mono" fo:font-size="10pt" fo:language="ru" fo:country="RU" officeooo:rsid="0031fcb5" officeooo:paragraph-rsid="0033f50a" style:font-size-asian="10pt" style:font-size-complex="10pt"/>
    </style:style>
    <style:style style:name="P12" style:family="paragraph" style:parent-style-name="Standard">
      <style:text-properties style:font-name="Noto Mono" fo:font-size="10pt" fo:language="ru" fo:country="RU" officeooo:rsid="0031fcb5" officeooo:paragraph-rsid="0037c715" style:font-size-asian="10pt" style:font-size-complex="10pt"/>
    </style:style>
    <style:style style:name="P13" style:family="paragraph" style:parent-style-name="Standard">
      <style:text-properties style:font-name="Noto Mono" fo:font-size="10pt" fo:language="ru" fo:country="RU" officeooo:rsid="0031fcb5" officeooo:paragraph-rsid="003a495d" style:font-size-asian="10pt" style:font-size-complex="10pt"/>
    </style:style>
    <style:style style:name="P14" style:family="paragraph" style:parent-style-name="Standard">
      <style:text-properties style:font-name="Noto Mono" fo:font-size="10pt" fo:language="ru" fo:country="RU" officeooo:rsid="0031fcb5" officeooo:paragraph-rsid="003aaa42" style:font-size-asian="10pt" style:font-size-complex="10pt"/>
    </style:style>
    <style:style style:name="P15" style:family="paragraph" style:parent-style-name="Standard">
      <style:text-properties style:font-name="Noto Mono" fo:font-size="10pt" fo:language="ru" fo:country="RU" officeooo:rsid="00371141" officeooo:paragraph-rsid="00371141" style:font-size-asian="10pt" style:font-size-complex="10pt"/>
    </style:style>
    <style:style style:name="P16" style:family="paragraph" style:parent-style-name="Standard">
      <style:text-properties style:font-name="Noto Mono" fo:font-size="10pt" fo:language="ru" fo:country="RU" officeooo:rsid="00371141" officeooo:paragraph-rsid="003e5ca8" style:font-size-asian="10pt" style:font-size-complex="10pt"/>
    </style:style>
    <style:style style:name="P17" style:family="paragraph" style:parent-style-name="Standard">
      <style:text-properties style:font-name="Noto Mono" fo:font-size="10pt" fo:language="ru" fo:country="RU" officeooo:rsid="003e5ca8" officeooo:paragraph-rsid="003e5ca8" style:font-size-asian="10pt" style:font-size-complex="10pt"/>
    </style:style>
    <style:style style:name="P18" style:family="paragraph" style:parent-style-name="Standard">
      <style:text-properties style:font-name="Noto Mono" fo:font-size="10pt" fo:language="ru" fo:country="RU" officeooo:rsid="003e5ca8" officeooo:paragraph-rsid="003fafbc" style:font-size-asian="10pt" style:font-size-complex="10pt"/>
    </style:style>
    <style:style style:name="P19" style:family="paragraph" style:parent-style-name="Standard">
      <style:text-properties style:font-name="Noto Mono" fo:font-size="10pt" fo:language="ru" fo:country="RU" officeooo:rsid="003fafbc" officeooo:paragraph-rsid="003fafbc" style:font-size-asian="10pt" style:font-size-complex="10pt"/>
    </style:style>
    <style:style style:name="P20" style:family="paragraph" style:parent-style-name="Standard">
      <style:text-properties fo:font-size="10pt" fo:language="ru" fo:country="RU" officeooo:rsid="00138bbc" officeooo:paragraph-rsid="00138bbc" style:font-size-asian="10pt" style:font-size-complex="10pt"/>
    </style:style>
    <style:style style:name="P21" style:family="paragraph" style:parent-style-name="Standard">
      <style:text-properties fo:font-size="10pt" fo:language="ru" fo:country="RU" officeooo:rsid="0014ff7b" officeooo:paragraph-rsid="0014ff7b" style:font-size-asian="10pt" style:font-size-complex="10pt"/>
    </style:style>
    <style:style style:name="P22" style:family="paragraph" style:parent-style-name="Standard">
      <style:text-properties fo:font-size="10pt" fo:language="ru" fo:country="RU" officeooo:rsid="0011e585" officeooo:paragraph-rsid="0011e585" style:font-size-asian="10pt" style:font-size-complex="10pt"/>
    </style:style>
    <style:style style:name="P23" style:family="paragraph" style:parent-style-name="Standard">
      <style:text-properties fo:font-size="10pt" fo:language="ru" fo:country="RU" officeooo:rsid="0017829c" officeooo:paragraph-rsid="0017829c" style:font-size-asian="10pt" style:font-size-complex="10pt"/>
    </style:style>
    <style:style style:name="P24" style:family="paragraph" style:parent-style-name="Standard">
      <style:text-properties fo:font-size="10pt" fo:language="ru" fo:country="RU" officeooo:rsid="001e9107" officeooo:paragraph-rsid="001e9107" style:font-size-asian="10pt" style:font-size-complex="10pt"/>
    </style:style>
    <style:style style:name="P25" style:family="paragraph" style:parent-style-name="Standard">
      <style:text-properties fo:font-size="10pt" fo:language="ru" fo:country="RU" officeooo:rsid="0028ea50" officeooo:paragraph-rsid="0028ea50" style:font-size-asian="10pt" style:font-size-complex="10pt"/>
    </style:style>
    <style:style style:name="P26" style:family="paragraph" style:parent-style-name="Standard">
      <style:text-properties fo:font-size="10pt" fo:language="ru" fo:country="RU" fo:font-weight="normal" officeooo:rsid="00138bbc" officeooo:paragraph-rsid="0017829c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language="ru" fo:country="RU" fo:font-weight="normal" officeooo:rsid="0014ff7b" officeooo:paragraph-rsid="0018b32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size="10pt" fo:language="ru" fo:country="RU" officeooo:rsid="001e9107" officeooo:paragraph-rsid="0017829c" style:font-size-asian="10pt" style:font-size-complex="10pt"/>
    </style:style>
    <style:style style:name="P29" style:family="paragraph" style:parent-style-name="Standard">
      <style:paragraph-properties fo:break-before="page"/>
      <style:text-properties style:font-name="Noto Mono" fo:font-size="10pt" fo:language="ru" fo:country="RU" officeooo:rsid="003e5ca8" officeooo:paragraph-rsid="003e5ca8" style:font-size-asian="10pt" style:font-size-complex="10pt"/>
    </style:style>
    <style:style style:name="T1" style:family="text">
      <style:text-properties officeooo:rsid="00134d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422f" style:font-weight-asian="normal" style:font-weight-complex="normal"/>
    </style:style>
    <style:style style:name="T4" style:family="text">
      <style:text-properties fo:font-weight="normal" officeooo:rsid="0026dffa" style:font-weight-asian="normal" style:font-weight-complex="normal"/>
    </style:style>
    <style:style style:name="T5" style:family="text">
      <style:text-properties fo:font-weight="normal" officeooo:rsid="0028ea50" style:font-weight-asian="normal" style:font-weight-complex="normal"/>
    </style:style>
    <style:style style:name="T6" style:family="text">
      <style:text-properties fo:font-weight="normal" officeooo:rsid="002cff37" style:font-weight-asian="normal" style:font-weight-complex="normal"/>
    </style:style>
    <style:style style:name="T7" style:family="text">
      <style:text-properties fo:font-weight="normal" officeooo:rsid="003fafb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829c" style:font-weight-asian="bold" style:font-weight-complex="bold"/>
    </style:style>
    <style:style style:name="T10" style:family="text">
      <style:text-properties fo:font-weight="bold" officeooo:rsid="0021422f" style:font-weight-asian="bold" style:font-weight-complex="bold"/>
    </style:style>
    <style:style style:name="T11" style:family="text">
      <style:text-properties fo:font-weight="bold" officeooo:rsid="0026dffa" style:font-weight-asian="bold" style:font-weight-complex="bold"/>
    </style:style>
    <style:style style:name="T12" style:family="text">
      <style:text-properties fo:font-weight="bold" officeooo:rsid="002989bf" style:font-weight-asian="bold" style:font-weight-complex="bold"/>
    </style:style>
    <style:style style:name="T13" style:family="text">
      <style:text-properties officeooo:rsid="0017829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7829c" style:font-style-asian="italic" style:font-style-complex="italic"/>
    </style:style>
    <style:style style:name="T16" style:family="text">
      <style:text-properties fo:font-style="italic" fo:font-weight="bold" officeooo:rsid="0017829c" style:font-style-asian="italic" style:font-weight-asian="bold" style:font-style-complex="italic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officeooo:rsid="002da807"/>
    </style:style>
    <style:style style:name="T20" style:family="text">
      <style:text-properties officeooo:rsid="0031fcb5"/>
    </style:style>
    <style:style style:name="T21" style:family="text">
      <style:text-properties officeooo:rsid="0035a326"/>
    </style:style>
    <style:style style:name="T22" style:family="text">
      <style:text-properties officeooo:rsid="0037c715"/>
    </style:style>
    <style:style style:name="T23" style:family="text">
      <style:text-properties officeooo:rsid="003a495d"/>
    </style:style>
    <style:style style:name="T24" style:family="text">
      <style:text-properties officeooo:rsid="003b10a1"/>
    </style:style>
    <style:style style:name="T25" style:family="text">
      <style:text-properties officeooo:rsid="003e5ca8"/>
    </style:style>
    <style:style style:name="T26" style:family="text">
      <style:text-properties officeooo:rsid="003faf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Литература: </text:p>
      <text:p text:style-name="P1"><text:span text:style-name="T18">SICP </text:span><text:span text:style-name="T17">(</text:span><text:a xlink:type="simple" xlink:href="https://mitpress.mit.edu/sicp/" text:style-name="Internet_20_link" text:visited-style-name="Visited_20_Internet_20_Link"><text:span text:style-name="T17">https://mitpress.mit.edu/sicp/</text:span></text:a><text:span text:style-name="T17">)</text:span></text:p>
      <text:p text:style-name="P20"><text:span text:style-name="T8">Understanding Computation: From Simple Machines to Impossible Programs</text:span> by Tom Stuart</text:p>
      <text:p text:style-name="P21"><text:span text:style-name="T8">Writing an INTERPRETER in go</text:span> by Thorsten Ball (https://interpreterbook.com/)</text:p>
      <text:p text:style-name="P22"/>
      <text:p text:style-name="P23"><text:span text:style-name="T14">SICP</text:span>: хороший академический труд, изобилует теорией и многие не дочитывают его до конца. Язык примеров - <text:span text:style-name="T8">scheme</text:span></text:p>
      <text:p text:style-name="P26"><text:span text:style-name="T14"/></text:p>
      <text:p text:style-name="P26"><text:span text:style-name="T14">Understanding Computation</text:span>: <text:span text:style-name="T13">Очень простай и хорошо написанная книга. Но, по моему мнению, автор начал тему не с той стороны. Языке примеров — </text:span><text:span text:style-name="T9">Ruby</text:span></text:p>
      <text:p text:style-name="P27"><text:span text:style-name="T15"/></text:p>
      <text:p text:style-name="P27"><text:span text:style-name="T15">Writing an INTERPRETER in </text:span><text:span text:style-name="T16">go</text:span><text:span text:style-name="T13">: отличнейшая книга. Автор начинает с разбора строки и идет дальше. Больше всего я буду основываться именно на этой книге. Так же я взял за основу язык </text:span><text:span text:style-name="T9">Monkey</text:span><text:span text:style-name="T13">, который реализовал автор. До этого я реализовал этот язык на C++ и добавил в него некоторые интересные фишки. В общем мне понравился стиль изложения и сам язык. Его оказалось очень легко разобрать и с ним работать.</text:span></text:p>
      <text:p text:style-name="P28"/>
      <text:p text:style-name="P24"/>
      <text:p text:style-name="P2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мелочи, типа контроля памяти и позволяет писать компактный код. 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данный темы.</text:span></text:p>
      <text:p text:style-name="P2"/>
      <text:p text:style-name="P3">Я постараюсь не использовать много питоновских фишек, постараюсь писать код так, что его потом можно будет легко переписать на любом другом языке. Отдельная тема языки без сборщиков мусора. </text:p>
      <text:p text:style-name="P3"/>
      <text:p text:style-name="P4">Для начала определим то, что будет входить в язык. Для начала, я думаю, ограничимся числами, строками и простыми операциями, такими как <text:span text:style-name="T8">+</text:span>, <text:span text:style-name="T8">-</text:span>, <text:span text:style-name="T8">*</text:span>, <text:span text:style-name="T8">/. </text:span><text:span text:style-name="T2"><text:s/></text:span><text:span text:style-name="T3">Еще будет несколько ключевых слов такие как </text:span><text:span text:style-name="T10">let, return, if, else, f</text:span><text:span text:style-name="T11">n</text:span><text:span text:style-name="T10">, true </text:span><text:span text:style-name="T3">и</text:span><text:span text:style-name="T10"> false. </text:span><text:span text:style-name="T4">Кроме того язык </text:span><text:span text:style-name="T7">будет</text:span><text:span text:style-name="T4"> поддерживать имена значений, задаваемых выражением </text:span><text:span text:style-name="T11">let. </text:span><text:span text:style-name="T4">Они будут описываться идентификаторами. </text:span></text:p>
      <text:p text:style-name="P4"><text:span text:style-name="T4"/></text:p>
      <text:p text:style-name="P4"><text:span text:style-name="T5">Опишем эту информацию о токенах. Опишем класс, который будет содержать некоторую информацию о токене</text:span></text:p>
      <text:p text:style-name="P4"><text:span text:style-name="T5"/></text:p>
      <text:p text:style-name="P5"><text:span text:style-name="T2">Создадим файл </text:span><text:span text:style-name="T8">token</text:span><text:span text:style-name="T12">s</text:span><text:span text:style-name="T8">.py</text:span><text:span text:style-name="T2"> и запишем в него: </text:span></text:p>
      <text:p text:style-name="P25"><text:span text:style-name="T2"/></text:p>
      <text:p text:style-name="P5"><text:span text:style-name="T2">class Value(object):</text:span></text:p>
      <text:p text:style-name="P5"><text:span text:style-name="T2"><text:s text:c="4"/>def __init__(self, name ):</text:span></text:p>
      <text:p text:style-name="P5"><text:span text:style-name="T2"><text:s text:c="8"/>self.name_ <text:s/>= name</text:span></text:p>
      <text:p text:style-name="P5"><text:span text:style-name="T2"><text:s text:c="4"/>def name(self):</text:span></text:p>
      <text:p text:style-name="P5"><text:span text:style-name="T2"><text:s text:c="8"/>return self.name_</text:span></text:p>
      <text:p text:style-name="P5"><text:span text:style-name="T2"><text:s text:c="4"/>def __str__(self):</text:span></text:p>
      <text:p text:style-name="P5"><text:span text:style-name="T2"><text:s text:c="8"/>return self.name_</text:span></text:p>
      <text:p text:style-name="P5"><text:span text:style-name="T2"/></text:p>
      <text:p text:style-name="P5"><text:span text:style-name="T2">Тут класс, который содержит в себе имя токена. Кроме того вызов __str__ позволяет питону приводить экземпляр класса к строке. В этом вызове просто возвращаем имя значения. </text:span></text:p>
      <text:p text:style-name="P5"><text:span text:style-name="T2"/></text:p>
      <text:p text:style-name="P6"><text:span text:style-name="T2">Далее создадим класс, который будет </text:span><text:span text:style-name="T6">искать в строке значение и возвращать информацию о токене, которому соответствует это значение. Для этого реализуем структуру данных, которая называется Trie (https://en.wikipedia.org/wiki/Trie) или Префиксное дерево (https://ru.wikipedia.org/wiki/%D0%9F%D1%80%D0%B5%D1%84%D0%B8%D0%BA%D1%81%D0%BD%D0%BE%D0%B5_%D0%B4%D0%B5%D1%80%D0%B5%D0%B2%D0%BE). Ключом такого дерева является строка (а если быть точнее, то любая последовательность), которая разбивается на символы и каждый символ помещается в свой собственный узел. Кстати рекомендую данный ресурс </text:span><text:a xlink:type="simple" xlink:href="https://www.cs.usfca.edu/~galles/visualization/Trie.html" text:style-name="Internet_20_link" text:visited-style-name="Visited_20_Internet_20_Link"><text:span text:style-name="T6">https://www.cs.usfca.edu/~galles/visualization/Trie.html</text:span></text:a><text:span text:style-name="T6"> там можно посмотреть визуально как работают алгоритмы. В том числе и trie. </text:span></text:p>
      <text:p text:style-name="P6"><text:span text:style-name="T6"/></text:p>
      <text:p text:style-name="P7"><text:soft-page-break/><text:span text:style-name="T2">Для начала нужно описать класс, в том же самом файле tokens.py</text:span></text:p>
      <text:p text:style-name="P7"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Класс просто содержит в себе структуру питона словарь (dict).</text:p>
      <text:p text:style-name="P7"/>
      <text:p text:style-name="P7">Чтобы добавить ключ, нужно пройти по всей его длине, найти вхождения всех его символов в уже существующих словарях и добавить то, чего нет.</text:p>
      <text:p text:style-name="P7"/>
      <text:p text:style-name="P7">class Tokenizer(object):</text:p>
      <text:p text:style-name="P7"/>
      <text:p text:style-name="P7"><text:s text:c="4"/>def __init__(self):</text:p>
      <text:p text:style-name="P7"><text:s text:c="8"/>self.values = { }</text:p>
      <text:p text:style-name="P7"/>
      <text:p text:style-name="P7"><text:s text:c="4"/>def set( self, key, value ):</text:p>
      <text:p text:style-name="P7"><text:s text:c="8"/>tmp <text:s/>= self.values<text:tab/># тут в tmp будет ссылка на словарь</text:p>
      <text:p text:style-name="P7"><text:s text:c="8"/>for i in key:<text:tab/><text:tab/></text:p>
      <text:p text:style-name="P7"><text:s text:c="12"/>if not i in tmp: <text:s/># если следующий элемент </text:p>
      <text:p text:style-name="P7"><text:tab/><text:tab/><text:tab/> <text:s text:c="11"/># строки не в текущем словаре</text:p>
      <text:p text:style-name="P7"><text:s text:c="16"/>tmp[i] = { } <text:s/># просто создаем еще один ключ с пустым словарем</text:p>
      <text:p text:style-name="P7"><text:s text:c="12"/>tmp = tmp[i]<text:tab/> # теперь tmp уазывает на следующий нужный узел</text:p>
      <text:p text:style-name="P7"><text:s text:c="8"/>tmp['value'] = value <text:s text:c="2"/># вышли из цикла. Строка закончилась</text:p>
      <text:p text:style-name="P7"><text:tab/><text:tab/><text:tab/><text:tab/><text:tab/> # можно <text:span text:style-name="T19">установить значение </text:span></text:p>
      <text:p text:style-name="P7"><text:s text:c="8"/>return tmp<text:tab/><text:tab/> <text:span text:style-name="T19"># и вернуть ссылку на текущий узел (не обязательно)</text:span></text:p>
      <text:p text:style-name="P7"/>
      <text:p text:style-name="P8">Теперь небольшая демонстрация работы. Добавим строку с одним значением: </text:p>
      <text:p text:style-name="P8"/>
      <text:p text:style-name="P8"><text:s text:c="4"/>t = tokens.Tokenizer( )</text:p>
      <text:p text:style-name="P8"><text:s text:c="4"/>t.set('a', <text:s/>0)</text:p>
      <text:p text:style-name="P8"><text:s text:c="4"/>print(t.values) #развернет таблицу</text:p>
      <text:p text:style-name="P8"/>
      <text:p text:style-name="P9">При исполнение получим следующее: </text:p>
      <text:p text:style-name="P9"><text:tab/>{'a': {'value': 0}}</text:p>
      <text:p text:style-name="P9">то есть один ключ 'a', у которого в значении есть поле 'value' со значением 0. <text:span text:style-name="T20">Теперь немного сложнее. Добавим пару-тройку словаря например: </text:span></text:p>
      <text:p text:style-name="P9"/>
      <text:p text:style-name="P10"><text:s text:c="4"/>t.set('a', <text:s/>0)</text:p>
      <text:p text:style-name="P12"><text:s text:c="4"/>t.set('cat', <text:s/>1)</text:p>
      <text:p text:style-name="P12"><text:s text:c="4"/>t.set('ca', <text:s text:c="2"/>1.<text:span text:style-name="T22">5</text:span>)</text:p>
      <text:p text:style-name="P12"><text:s text:c="4"/>t.set('dog', <text:s/>2)</text:p>
      <text:p text:style-name="P10"><text:s text:c="4"/>t.set('fox', <text:s/>3)</text:p>
      <text:p text:style-name="P10"><text:s text:c="4"/>t.set('fire', 4)</text:p>
      <text:p text:style-name="P10"/>
      <text:p text:style-name="P11">получим на выводе (отформатировал, чтоб лучше <text:span text:style-name="T21">видно </text:span>было <text:span text:style-name="T21">суть</text:span>): </text:p>
      <text:p text:style-name="P11"/>
      <text:p text:style-name="P11">{ </text:p>
      <text:p text:style-name="P10"><text:tab/>'a': { 'value': 0}, </text:p>
      <text:p text:style-name="P10"><text:tab/>'d': { 'o': { 'g': {'value': 2} } }, </text:p>
      <text:p text:style-name="P10"><text:tab/>'f': { 'i': { 'r': { 'e': {'value': 4} } }, </text:p>
      <text:p text:style-name="P10"><text:tab/><text:tab/> 'o': { 'x': {'value': 3} } }, </text:p>
      <text:p text:style-name="P14"><text:tab/>'c': { 'a': { <text:span text:style-name="T23">'value': 1.5, </text:span></text:p>
      <text:p text:style-name="P14"><text:tab/><text:tab/><text:tab/> <text:s/>'t': {'value': 1} } }</text:p>
      <text:p text:style-name="P13">}</text:p>
      <text:p text:style-name="P9"/>
      <text:p text:style-name="P16">Теперь напишем код, который позволит по строке-ключу найти значение, которое мы установили. Назовём вызов 'get'. </text:p>
      <text:p text:style-name="P16"><text:span text:style-name="T24">Нужно пройти по строке, попутно перебираю словарь. Вызов будет возвращать значение ключа и количество символов, которое прошёл, если ключ найден и None в противном случае. </text:span></text:p>
      <text:p text:style-name="P15"><text:soft-page-break/></text:p>
      <text:p text:style-name="P29"><text:s text:c="4"/>def get( self, key ):</text:p>
      <text:p text:style-name="P17"><text:s text:c="8"/>tmp <text:s text:c="3"/>= self.values</text:p>
      <text:p text:style-name="P17"><text:s text:c="8"/>size <text:s text:c="2"/>= 0<text:tab/># значение счетчика </text:p>
      <text:p text:style-name="P17"><text:s text:c="8"/>result = None<text:tab/># промежуточный результат</text:p>
      <text:p text:style-name="P17"><text:s text:c="8"/>for i in key:</text:p>
      <text:p text:style-name="P17"><text:s text:c="12"/>if not i in tmp: break<text:tab/># в текущем словаре ничего нет</text:p>
      <text:p text:style-name="P17"><text:s text:c="12"/>tmp <text:s/>= tmp[i]<text:tab/><text:tab/># иначе переходим к следующему</text:p>
      <text:p text:style-name="P17"><text:s text:c="12"/>size = size + 1<text:tab/><text:tab/></text:p>
      <text:p text:style-name="P17"><text:s text:c="12"/>if 'value' in tmp:<text:tab/># в словаре есть значение, </text:p>
      <text:p text:style-name="P18"><text:s text:c="16"/>result = tmp<text:tab/><text:tab/># запоминаем словарь</text:p>
      <text:p text:style-name="P17"><text:s text:c="8"/>return (result['value'], size) if result else None <text:span text:style-name="T26"># вернем</text:span></text:p>
      <text:p text:style-name="P17"/>
      <text:p text:style-name="P17"/>
      <text:p text:style-name="P19">Конструкция <text:span text:style-name="T25">(result['value'], size) if result else None </text:span>это очень удобный способ записать условие: </text:p>
      <text:p text:style-name="P19"/>
      <text:p text:style-name="P19">if result:</text:p>
      <text:p text:style-name="P19"><text:tab/>return <text:span text:style-name="T25">(result['value'], size)</text:span></text:p>
      <text:p text:style-name="P19">else:</text:p>
      <text:p text:style-name="P19"><text:tab/>return <text:s/><text:span text:style-name="T25">None</text:span></text:p>
      <text:p text:style-name="P15"/>
      <text:p text:style-name="P19">Такой конструкцией я буду часто пользоватьс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8-31T12:31:36.769664460</dc:date>
    <meta:editing-duration>PT20H56M18S</meta:editing-duration>
    <meta:editing-cycles>38</meta:editing-cycles>
    <meta:generator>LibreOffice/5.2.2.2$Linux_X86_64 LibreOffice_project/20m0$Build-2</meta:generator>
    <meta:document-statistic meta:table-count="0" meta:image-count="0" meta:object-count="0" meta:page-count="4" meta:paragraph-count="81" meta:word-count="805" meta:character-count="5692" meta:non-whitespace-character-count="4597"/>
  </office:meta>
</office:document-meta>
</file>